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f362" officeooo:paragraph-rsid="001df362"/>
    </style:style>
    <style:style style:name="P2" style:family="paragraph" style:parent-style-name="Standard">
      <style:text-properties officeooo:rsid="001df362" officeooo:paragraph-rsid="001f9c4d"/>
    </style:style>
    <style:style style:name="P3" style:family="paragraph" style:parent-style-name="Standard">
      <style:text-properties officeooo:rsid="001f9c4d" officeooo:paragraph-rsid="001f9c4d"/>
    </style:style>
    <style:style style:name="P4" style:family="paragraph" style:parent-style-name="Standard">
      <style:text-properties officeooo:rsid="001fb144" officeooo:paragraph-rsid="001fb144"/>
    </style:style>
    <style:style style:name="T1" style:family="text">
      <style:text-properties officeooo:rsid="001ec9a8"/>
    </style:style>
    <style:style style:name="T2" style:family="text">
      <style:text-properties officeooo:rsid="001f9c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at loss tool changes:<text:line-break/><text:line-break/>Add calculator for P/A ratio</text:p>
      <text:p text:style-name="P1">Pass floor type selection from floor u value calculator to u-value library</text:p>
      <text:p text:style-name="P1"/>
      <text:p text:style-name="P2"><text:span text:style-name="T1">Select room elements to calculate exposed area for ventilation</text:span></text:p>
      <text:p text:style-name="P2"/>
      <text:p text:style-name="P2"><text:span text:style-name="T2">system flow temperatures</text:span> </text:p>
      <text:p text:style-name="P2"/>
      <text:p text:style-name="P3">room b room shows incomplete – change this to something more positive – emitter load satisfied + 5 /low output by %</text:p>
      <text:p text:style-name="P3"/>
      <text:p text:style-name="P3">minimum flow temp – show which room &amp; radiator</text:p>
      <text:p text:style-name="P3"/>
      <text:p text:style-name="P4">minimum modulation figure for heat pum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14:24:37.429246767</meta:creation-date>
    <dc:date>2026-04-04T02:04:24.267874951</dc:date>
    <meta:editing-duration>P2DT15H31M4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67" meta:character-count="414" meta:non-whitespace-character-count="349"/>
  </office:meta>
</office:document-meta>
</file>